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H1">
      <style:text-properties fo:font-size="14pt" fo:font-weight="bold" style:font-size-asian="14pt" style:font-size-complex="14pt"/>
    </style:style>
    <style:style style:name="P7" style:family="paragraph" style:parent-style-name="H2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ist_20_1"/>
    <style:style style:name="P9" style:family="paragraph" style:parent-style-name="Standard" style:list-style-name="List_20_1">
      <style:text-properties style:font-name="Albany AMT"/>
    </style:style>
    <style:style style:name="P10" style:family="paragraph" style:parent-style-name="Standard" style:list-style-name="List_20_1">
      <style:text-properties fo:font-weight="normal" style:font-weight-asian="normal" style:font-weight-complex="normal"/>
    </style:style>
    <style:style style:name="P11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lbany AM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m: 919 449.6305</text:p>
            </table:table-cell>
          </table:table-row>
        </table:table-header-rows>
      </table:table>
      <text:p text:style-name="P6">Professional Summary</text:p>
      <text:list xml:id="list1470071720" text:style-name="List_20_1">
        <text:list-item>
          <text:p text:style-name="P9">Self-taught programmer with strong desire to learn</text:p>
        </text:list-item>
        <text:list-item>
          <text:p text:style-name="P9">Have configured systems and networks professionally and personally</text:p>
        </text:list-item>
        <text:list-item>
          <text:p text:style-name="P9">GNU|Linux evangelist and Open Source advocate</text:p>
        </text:list-item>
        <text:list-item>
          <text:p text:style-name="P9">Webmaster for many sites (some built from scratch and some CMS-based)</text:p>
        </text:list-item>
        <text:list-item>
          <text:p text:style-name="P9">Have worked with large datasets (1.5M to 2M records)</text:p>
        </text:list-item>
        <text:list-item>
          <text:p text:style-name="P9">Attend trade meetings and conferences regularly</text:p>
        </text:list-item>
        <text:list-item>
          <text:p text:style-name="P9">Technical advisor to several people</text:p>
        </text:list-item>
      </text:list>
      <text:p text:style-name="P1"/>
      <text:p text:style-name="H1">Technical<text:span text:style-name="T4"> Summary</text:span></text:p>
      <text:p text:style-name="Standard"><text:span text:style-name="T1">Languages:</text:span> HTML, CSS, Ruby, JavaScript | JSON, PHP, C#, VB, ASP.NET, XML, ColdFusion, Flex | AS3, VBA</text:p>
      <text:p text:style-name="Standard"/>
      <text:p text:style-name="Standard"><text:span text:style-name="T1">Databases:</text:span> SQLite, MySQL, MSSQL</text:p>
      <text:p text:style-name="Standard"/>
      <text:p text:style-name="Standard"><text:span text:style-name="T1">Code Samples:</text:span> http://github.com/ravinggenius</text:p>
      <text:p text:style-name="Standard"/>
      <text:p text:style-name="Standard"><text:span text:style-name="T1">Tools:</text:span> git, SVN, MVC, Rails, Sinatra, text editor, VIM, Visual Studio 2008, Drupal</text:p>
      <text:p text:style-name="Standard"/>
      <text:p text:style-name="Standard"><text:span text:style-name="T1">Other:</text:span> REST, Regular Expressions, SharePoint</text:p>
      <text:p text:style-name="Standard"/>
      <text:p text:style-name="Standard"><text:span text:style-name="T1">Future Interests:</text:span> Agile, TDD, LISP, C++, NoSQL (especially MongoDB), Pair Programming, PostgreSQL, Graphic Design, Java (maybe), The Next Big Thing</text:p>
      <text:p text:style-name="P1"/>
      <text:p text:style-name="P4">Professional Experience</text:p>
      <text:p text:style-name="H2">яandomByDesign; Freelancer | Owner; Apex, NC; 03/2008 - present</text:p>
      <text:list xml:id="list1444210380" text:continue-numbering="true" text:style-name="List_20_1">
        <text:list-item>
          <text:p text:style-name="P8">Created a church <text:span text:style-name="T1">CMS</text:span>-backed website for a friend. <text:span text:style-name="T1">Drupal, PHP, MySQL</text:span></text:p>
        </text:list-item>
        <text:list-item>
          <text:p text:style-name="P10">Hand-crafted several websites for friends and family. <text:span text:style-name="T1">Ruby, Sinatra, HTML, CSS, JavaScript</text:span></text:p>
        </text:list-item>
      </text:list>
      <text:p text:style-name="Standard"/>
      <text:p text:style-name="H2">CISYS | Life Sciences; Web Developer; <text:span text:style-name="T2">N Raleigh, NC; 10/2007 - 03/2010</text:span></text:p>
      <text:list xml:id="list1721399397" text:continue-numbering="true" text:style-name="List_20_1">
        <text:list-item>
          <text:p text:style-name="P8">Built a <text:span text:style-name="T1">SharePoint</text:span>-backed IRB system from scratch with custom secure login <text:span text:style-name="T1">C#, HTML, CSS, JavaScript</text:span></text:p>
          <text:list>
            <text:list-item>
              <text:p text:style-name="P8">Built a flexible <text:span text:style-name="T1">ORM</text:span><text:span text:style-name="T5"> for interacting with SharePoint’s database (inspired by Ruby’s DataMapper)</text:span></text:p>
            </text:list-item>
            <text:list-item>
              <text:p text:style-name="P8">Created many helper classes, including an <text:span text:style-name="T1">HTML</text:span>-generation library</text:p>
            </text:list-item>
          </text:list>
        </text:list-item>
        <text:list-item>
          <text:p text:style-name="P8">Created several websites, primarily using <text:span text:style-name="T1">ASP.NET</text:span> technologies, including CISYS’. <text:span text:style-name="T1">HTML, CSS, JavaScript, AJAX, C#, VB.NET, PHP</text:span></text:p>
        </text:list-item>
        <text:list-item>
          <text:p text:style-name="P11">Advocated improved development methodologies, such as test-driven development</text:p>
        </text:list-item>
        <text:list-item>
          <text:p text:style-name="P8"><text:span text:style-name="T3">Contracted with partner/vendor, Presentation Strategies. Supported existing reporting projects. Updated and maintained some websites. </text:span><text:span text:style-name="T1">PHP, HTML</text:span><text:span text:style-name="T2">, CSS, MSSQL, MySQL, XML, VBA</text:span></text:p>
        </text:list-item>
      </text:list>
      <text:p text:style-name="P5"/>
      <text:p text:style-name="P7">Sir Speedy Cary; Mail Room Supervisor | Web Developer; Cary, NC; 09/2005 - 10/2007</text:p>
      <text:list xml:id="list104433274" text:continue-numbering="true" text:style-name="List_20_1">
        <text:list-item>
          <text:p text:style-name="P11">Address and prepare letters and postcards for bulk mail.</text:p>
        </text:list-item>
        <text:list-item>
          <text:p text:style-name="P11">Cut paper, run deliveries, collate, hole punch and make computer recommendations.</text:p>
        </text:list-item>
        <text:list-item>
          <text:p text:style-name="P11">Built an online ordering system for our largest client to replace the old one. <text:span text:style-name="T1">PHP, HTML, CSS, MySQL</text:span></text:p>
        </text:list-item>
      </text:list>
      <text:p text:style-name="Standard"/>
      <text:p text:style-name="P4"><text:soft-page-break/>Education</text:p>
      <text:p text:style-name="H2">Sandhills Community College; Pinehurst, NC; 2001 spring</text:p>
      <text:list xml:id="list976932738" text:continue-numbering="true" text:style-name="List_20_1">
        <text:list-item>
          <text:p text:style-name="P8">Accrued some basic credits</text:p>
        </text:list-item>
        <text:list-item>
          <text:p text:style-name="P8">Left after a semester because of finances</text:p>
        </text:list-item>
      </text:list>
      <text:p text:style-name="P2"/>
      <text:p text:style-name="H2">Pensacola Christian College; Pensacola, FL; 2000 spring</text:p>
      <text:list xml:id="list472335722" text:continue-numbering="true" text:style-name="List_20_1">
        <text:list-item>
          <text:p text:style-name="P11">Computer Science major</text:p>
        </text:list-item>
        <text:list-item>
          <text:p text:style-name="P11">Left after a semester because of stringent rules</text:p>
        </text:list-item>
      </text:list>
      <text:p text:style-name="P3"/>
      <text:p text:style-name="H2">Calvary Christian School; Southern Pines, NC; 1995 - 1999</text:p>
      <text:list xml:id="list597619643" text:continue-numbering="true" text:style-name="List_20_1">
        <text:list-item>
          <text:p text:style-name="P8">Chose electives that focused on Math, Physics and Logic</text:p>
        </text:list-item>
      </text:list>
      <text:p text:style-name="Standard"/>
      <text:p text:style-name="H1">Certifications</text:p>
      <text:list xml:id="list1602179651" text:continue-numbering="true" text:style-name="List_20_1">
        <text:list-item>
          <text:p text:style-name="P8">Computer Troubleshooting; Wake Technical Community College; 2006</text:p>
        </text:list-item>
        <text:list-item>
          <text:p text:style-name="P8">MySQL; Wake Technical Community College; 20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27T14:54:25</dc:date>
    <dc:language>en-US</dc:language>
    <meta:editing-cycles>203</meta:editing-cycles>
    <meta:editing-duration>PT76H24M15S</meta:editing-duration>
    <meta:document-statistic meta:table-count="1" meta:image-count="0" meta:object-count="0" meta:page-count="2" meta:paragraph-count="46" meta:word-count="400" meta:character-count="2702"/>
    <meta:user-defined meta:name="Info 1"/>
    <meta:user-defined meta:name="Info 2"/>
    <meta:user-defined meta:name="Info 3"/>
    <meta:user-defined meta:name="Info 4"/>
  </office:meta>
</office:document-meta>
</file>